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8146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1.2047in"/>
    </style:style>
    <style:style style:name="co7" style:family="table-column">
      <style:table-column-properties fo:break-before="auto" style:column-width="9.1728in"/>
    </style:style>
    <style:style style:name="co8" style:family="table-column">
      <style:table-column-properties fo:break-before="auto" style:column-width="1.1984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38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d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alert_description</text:p>
          </table:table-cell>
          <table:table-cell office:value-type="string" calcext:value-type="string">
            <text:p>dns_query_name</text:p>
          </table:table-cell>
          <table:table-cell office:value-type="string" calcext:value-type="string">
            <text:p>dns_query_type</text:p>
          </table:table-cell>
          <table:table-cell office:value-type="string" calcext:value-type="string">
            <text:p>dns_expected_body</text:p>
          </table:table-cell>
        </table:table-row>
        <table:table-row table:style-name="ro1">
          <table:table-cell office:value-type="string" calcext:value-type="string">
            <text:p>hkccc-payment</text:p>
          </table:table-cell>
          <table:table-cell office:value-type="string" calcext:value-type="string">
            <text:p>hkccc-pr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hkccc-payment.gbempower.asi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hkccc-payment Unreachable** — HTTP check to https://hkccc-payment.gbempower.asia returned non-200 (group: hkcc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m.hkccc.org</text:p>
          </table:table-cell>
          <table:table-cell office:value-type="string" calcext:value-type="string">
            <text:p>hkccc-pr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jtm.hkccc.or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hkccc-prd-portal Unreachable** — HTTP check to https://hkccc-prd-portal.gbempower.asia returned non-200 (group: hkccc-pr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.hkccc-org</text:p>
          </table:table-cell>
          <table:table-cell office:value-type="string" calcext:value-type="string">
            <text:p>hkccc-pr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api.hkccc.or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hkccc-prd-api Unreachable** — HTTP check to https://hkccc-prd-api.gbempower.asia returned non-200 (group: hkccc-pr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-portal.hkccc-org</text:p>
          </table:table-cell>
          <table:table-cell office:value-type="string" calcext:value-type="string">
            <text:p>hkccc-pr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admin-portal.gbempower.asi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hkccc-prd-admin Unreachable** — HTTP check to https://hkccc-prd-admin.gbempower.asia returned non-200 (group: hkccc-pr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e-edu-net-admin</text:p>
          </table:table-cell>
          <table:table-cell office:value-type="string" calcext:value-type="string">
            <text:p>stage-edu-net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admin.stageedunetfoundation.co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stage-edu-net-admin Unreachable** — HTTP check to https://admin.stageedunetfoundation.com returned non-200 (group: stage-edu-ne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e-edu-net-member</text:p>
          </table:table-cell>
          <table:table-cell office:value-type="string" calcext:value-type="string">
            <text:p>stage-edu-net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member.stageedunetfoundation.co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stage-edu-net-member Unreachable** — HTTP check to https://member.stageedunetfoundation.com returned non-200 (group: stage-edu-ne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e-edu-net-api</text:p>
          </table:table-cell>
          <table:table-cell office:value-type="string" calcext:value-type="string">
            <text:p>stage-edu-net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api.stageedunetfoundation.co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stage-edu-net-api Unreachable** — HTTP check to https://api.stageedunetfoundation.com returned non-200 (group: stage-edu-ne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aygen-portal</text:p>
          </table:table-cell>
          <table:table-cell office:value-type="string" calcext:value-type="string">
            <text:p>gbayge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gbaygen.or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gbaygen-portal Unreachable** — HTTP check to https://gbaygen.org returned non-200 (group: gbayge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aygen-api</text:p>
          </table:table-cell>
          <table:table-cell office:value-type="string" calcext:value-type="string">
            <text:p>gbayge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api.gbaygen.or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gbaygen-api Unreachable** — HTTP check to https://api.gbaygen.org returned non-200 (group: gbayge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aygen-admin</text:p>
          </table:table-cell>
          <table:table-cell office:value-type="string" calcext:value-type="string">
            <text:p>gbayge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admin.gbaygen.or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gbaygen-admin Unreachable** — HTTP check to https://admin.gbaygen.org returned non-200 (group: gbayge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club-www</text:p>
          </table:table-cell>
          <table:table-cell office:value-type="string" calcext:value-type="string">
            <text:p>fireclub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://www.fireclub.com.hk/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fireclub-www Unreachable** — HTTP check to https://www.fireclub.com.hk/ returned non-200 (group: fireclu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club-api</text:p>
          </table:table-cell>
          <table:table-cell office:value-type="string" calcext:value-type="string">
            <text:p>fireclub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://api.fireclub.com.hk/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fireclub-api Unreachable** — HTTP check to http://api.fireclub.com.hk/ returned non-200 (group: fireclu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club-admin</text:p>
          </table:table-cell>
          <table:table-cell office:value-type="string" calcext:value-type="string">
            <text:p>fireclub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://admin.fireclub.com.hk/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[STATUS] == 200</text:p>
          </table:table-cell>
          <table:table-cell office:value-type="string" calcext:value-type="string">
            <text:p>⚠️ **fireclub-admin Unreachable** — HTTP check to http://admin.fireclub.com.hk/ returned non-200 (group: fireclub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meta:document-statistic meta:table-count="1" meta:cell-count="101" meta:object-count="0"/>
  </office:meta>
</office:document-meta>
</file>